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18429ce88102f7519325b5993c050d8" style:family="table-column">
      <style:table-column-properties fo:break-before="auto" style:use-optimal-column-width="false" style:column-width="6cm"/>
    </style:style>
    <style:style style:name="odsStyleTableColumn-9829a725d488df78f5ffba3c383bc9f5" style:family="table-column">
      <style:table-column-properties fo:break-before="auto" style:use-optimal-column-width="false" style:column-width="5cm"/>
    </style:style>
    <style:style style:name="odsStyleTableColumn-a725bb56453b6524ff6d409994a83e91" style:family="table-column">
      <style:table-column-properties fo:break-before="auto" style:use-optimal-column-width="false" style:column-width="3cm"/>
    </style:style>
    <style:style style:name="odsStyleTableCell-1dd743b5760f6f204a8b5319baf8bd3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e000227b7ec8af94312ab13582eb20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fe92db3f5d3453bdfa5dbe0a045b01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2e0381be84a8439695c33407242721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05fd1f29b589a622113b4c3e1639ee5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456bb3de236457baa17850e098ce82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18429ce88102f7519325b5993c050d8" table:default-cell-style-name="Default"/>
        <table:table-column table:style-name="odsStyleTableColumn-9829a725d488df78f5ffba3c383bc9f5" table:default-cell-style-name="Default"/>
        <table:table-column table:style-name="odsStyleTableColumn-a725bb56453b6524ff6d409994a83e91" table:default-cell-style-name="Default"/>
        <table:table-column table:style-name="odsStyleTableColumn-a725bb56453b6524ff6d409994a83e91" table:default-cell-style-name="Default"/>
        <table:table-column table:style-name="odsStyleTableColumn-a725bb56453b6524ff6d409994a83e9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dd743b5760f6f204a8b5319baf8bd3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e000227b7ec8af94312ab13582eb20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e000227b7ec8af94312ab13582eb207" table:number-columns-spanned="5" table:number-rows-spanned="1" office:value-type="string">
            <text:p>TABLA No. 49-24</text:p>
          </table:table-cell>
          <table:covered-table-cell table:number-columns-repeated="4"/>
        </table:table-row>
        <table:table-row table:style-name="ro1">
          <table:table-cell table:style-name="odsStyleTableCell-6e000227b7ec8af94312ab13582eb207" table:number-columns-spanned="5" table:number-rows-spanned="1" office:value-type="string">
            <text:p>TABLA DE COTIZACIONES DEL 13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e000227b7ec8af94312ab13582eb20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fe92db3f5d3453bdfa5dbe0a045b01f" office:value-type="string">
            <text:p>PAIS</text:p>
          </table:table-cell>
          <table:table-cell table:style-name="odsStyleTableCell-9fe92db3f5d3453bdfa5dbe0a045b01f" office:value-type="string">
            <text:p>UNIDAD MONETARIA</text:p>
          </table:table-cell>
          <table:table-cell table:style-name="odsStyleTableCell-9fe92db3f5d3453bdfa5dbe0a045b01f" office:value-type="string">
            <text:p>MONEDA</text:p>
          </table:table-cell>
          <table:table-cell table:style-name="odsStyleTableCell-9fe92db3f5d3453bdfa5dbe0a045b01f" office:value-type="string">
            <text:p>TIPO DE CAMBIO EN Bs POR UNIDAD DE MONEDA EXTRANJERA</text:p>
          </table:table-cell>
          <table:table-cell table:style-name="odsStyleTableCell-9fe92db3f5d3453bdfa5dbe0a045b01f" office:value-type="string">
            <text:p>TIPO DE CAMBIO EN M.E.</text:p>
          </table:table-cell>
        </table:table-row>
        <table:table-row table:style-name="ro1">
          <table:table-cell table:style-name="odsStyleTableCell-d2e0381be84a8439695c33407242721a" office:value-type="string">
            <text:p>ESTADOS UNIDOS</text:p>
          </table:table-cell>
          <table:table-cell table:style-name="odsStyleTableCell-d2e0381be84a8439695c33407242721a" office:value-type="string">
            <text:p>DOLAR VENTA</text:p>
          </table:table-cell>
          <table:table-cell table:style-name="odsStyleTableCell-d2e0381be84a8439695c33407242721a" office:value-type="string">
            <text:p>USD.VENTA</text:p>
          </table:table-cell>
          <table:table-cell table:style-name="odsStyleTableCell-205fd1f29b589a622113b4c3e1639ee5" office:value-type="string">
            <text:p>6.96000</text:p>
          </table:table-cell>
          <table:table-cell table:style-name="odsStyleTableCell-205fd1f29b589a622113b4c3e1639ee5" office:value-type="string">
            <text:p/>
          </table:table-cell>
        </table:table-row>
        <table:table-row table:style-name="ro1">
          <table:table-cell table:style-name="odsStyleTableCell-d2e0381be84a8439695c33407242721a" office:value-type="string">
            <text:p>ESTADOS UNIDOS</text:p>
          </table:table-cell>
          <table:table-cell table:style-name="odsStyleTableCell-d2e0381be84a8439695c33407242721a" office:value-type="string">
            <text:p>DOLAR COMPRA</text:p>
          </table:table-cell>
          <table:table-cell table:style-name="odsStyleTableCell-d2e0381be84a8439695c33407242721a" office:value-type="string">
            <text:p>USD.COMPRA</text:p>
          </table:table-cell>
          <table:table-cell table:style-name="odsStyleTableCell-205fd1f29b589a622113b4c3e1639ee5" office:value-type="string">
            <text:p>6.86000</text:p>
          </table:table-cell>
          <table:table-cell table:style-name="odsStyleTableCell-205fd1f29b589a622113b4c3e1639ee5" office:value-type="string">
            <text:p/>
          </table:table-cell>
        </table:table-row>
        <table:table-row table:style-name="ro1">
          <table:table-cell table:style-name="odsStyleTableCell-d2e0381be84a8439695c33407242721a" office:value-type="string">
            <text:p>UNION EUROPEA</text:p>
          </table:table-cell>
          <table:table-cell table:style-name="odsStyleTableCell-d2e0381be84a8439695c33407242721a" office:value-type="string">
            <text:p>EURO</text:p>
          </table:table-cell>
          <table:table-cell table:style-name="odsStyleTableCell-d2e0381be84a8439695c33407242721a" office:value-type="string">
            <text:p>EUR</text:p>
          </table:table-cell>
          <table:table-cell table:style-name="odsStyleTableCell-205fd1f29b589a622113b4c3e1639ee5" office:value-type="string">
            <text:p>7.49252</text:p>
          </table:table-cell>
          <table:table-cell table:style-name="odsStyleTableCell-205fd1f29b589a622113b4c3e1639ee5" office:value-type="string">
            <text:p>0.91558</text:p>
          </table:table-cell>
        </table:table-row>
        <table:table-row table:style-name="ro1">
          <table:table-cell table:style-name="odsStyleTableCell-d2e0381be84a8439695c33407242721a" office:value-type="string">
            <text:p>JAPON</text:p>
          </table:table-cell>
          <table:table-cell table:style-name="odsStyleTableCell-d2e0381be84a8439695c33407242721a" office:value-type="string">
            <text:p>YEN</text:p>
          </table:table-cell>
          <table:table-cell table:style-name="odsStyleTableCell-d2e0381be84a8439695c33407242721a" office:value-type="string">
            <text:p>JPY</text:p>
          </table:table-cell>
          <table:table-cell table:style-name="odsStyleTableCell-205fd1f29b589a622113b4c3e1639ee5" office:value-type="string">
            <text:p>0.04645</text:p>
          </table:table-cell>
          <table:table-cell table:style-name="odsStyleTableCell-205fd1f29b589a622113b4c3e1639ee5" office:value-type="string">
            <text:p>147.68000</text:p>
          </table:table-cell>
        </table:table-row>
        <table:table-row table:style-name="ro1">
          <table:table-cell table:style-name="odsStyleTableCell-d2e0381be84a8439695c33407242721a" office:value-type="string">
            <text:p>ARABIA SAUDITA</text:p>
          </table:table-cell>
          <table:table-cell table:style-name="odsStyleTableCell-d2e0381be84a8439695c33407242721a" office:value-type="string">
            <text:p>RIYAL SAUDÍ</text:p>
          </table:table-cell>
          <table:table-cell table:style-name="odsStyleTableCell-d2e0381be84a8439695c33407242721a" office:value-type="string">
            <text:p>SAR</text:p>
          </table:table-cell>
          <table:table-cell table:style-name="odsStyleTableCell-205fd1f29b589a622113b4c3e1639ee5" office:value-type="string">
            <text:p>1.82909</text:p>
          </table:table-cell>
          <table:table-cell table:style-name="odsStyleTableCell-205fd1f29b589a622113b4c3e1639ee5" office:value-type="string">
            <text:p>3.75050</text:p>
          </table:table-cell>
        </table:table-row>
        <table:table-row table:style-name="ro1">
          <table:table-cell table:style-name="odsStyleTableCell-d2e0381be84a8439695c33407242721a" office:value-type="string">
            <text:p>ARGELIA</text:p>
          </table:table-cell>
          <table:table-cell table:style-name="odsStyleTableCell-d2e0381be84a8439695c33407242721a" office:value-type="string">
            <text:p>DINAR ARGELINO</text:p>
          </table:table-cell>
          <table:table-cell table:style-name="odsStyleTableCell-d2e0381be84a8439695c33407242721a" office:value-type="string">
            <text:p>DZD</text:p>
          </table:table-cell>
          <table:table-cell table:style-name="odsStyleTableCell-205fd1f29b589a622113b4c3e1639ee5" office:value-type="string">
            <text:p>0.05103</text:p>
          </table:table-cell>
          <table:table-cell table:style-name="odsStyleTableCell-205fd1f29b589a622113b4c3e1639ee5" office:value-type="string">
            <text:p>134.42210</text:p>
          </table:table-cell>
        </table:table-row>
        <table:table-row table:style-name="ro1">
          <table:table-cell table:style-name="odsStyleTableCell-d2e0381be84a8439695c33407242721a" office:value-type="string">
            <text:p>ARGENTINA</text:p>
          </table:table-cell>
          <table:table-cell table:style-name="odsStyleTableCell-d2e0381be84a8439695c33407242721a" office:value-type="string">
            <text:p>PESO</text:p>
          </table:table-cell>
          <table:table-cell table:style-name="odsStyleTableCell-d2e0381be84a8439695c33407242721a" office:value-type="string">
            <text:p>ARS</text:p>
          </table:table-cell>
          <table:table-cell table:style-name="odsStyleTableCell-205fd1f29b589a622113b4c3e1639ee5" office:value-type="string">
            <text:p>0.00811</text:p>
          </table:table-cell>
          <table:table-cell table:style-name="odsStyleTableCell-205fd1f29b589a622113b4c3e1639ee5" office:value-type="string">
            <text:p>845.37480</text:p>
          </table:table-cell>
        </table:table-row>
        <table:table-row table:style-name="ro1">
          <table:table-cell table:style-name="odsStyleTableCell-d2e0381be84a8439695c33407242721a" office:value-type="string">
            <text:p>AUSTRALIA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AUD</text:p>
          </table:table-cell>
          <table:table-cell table:style-name="odsStyleTableCell-205fd1f29b589a622113b4c3e1639ee5" office:value-type="string">
            <text:p>4.52967</text:p>
          </table:table-cell>
          <table:table-cell table:style-name="odsStyleTableCell-205fd1f29b589a622113b4c3e1639ee5" office:value-type="string">
            <text:p>1.51446</text:p>
          </table:table-cell>
        </table:table-row>
        <table:table-row table:style-name="ro1">
          <table:table-cell table:style-name="odsStyleTableCell-d2e0381be84a8439695c33407242721a" office:value-type="string">
            <text:p>BRASIL</text:p>
          </table:table-cell>
          <table:table-cell table:style-name="odsStyleTableCell-d2e0381be84a8439695c33407242721a" office:value-type="string">
            <text:p>REAL</text:p>
          </table:table-cell>
          <table:table-cell table:style-name="odsStyleTableCell-d2e0381be84a8439695c33407242721a" office:value-type="string">
            <text:p>BRL</text:p>
          </table:table-cell>
          <table:table-cell table:style-name="odsStyleTableCell-205fd1f29b589a622113b4c3e1639ee5" office:value-type="string">
            <text:p>1.38053</text:p>
          </table:table-cell>
          <table:table-cell table:style-name="odsStyleTableCell-205fd1f29b589a622113b4c3e1639ee5" office:value-type="string">
            <text:p>4.96910</text:p>
          </table:table-cell>
        </table:table-row>
        <table:table-row table:style-name="ro1">
          <table:table-cell table:style-name="odsStyleTableCell-d2e0381be84a8439695c33407242721a" office:value-type="string">
            <text:p>CANADA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CAD</text:p>
          </table:table-cell>
          <table:table-cell table:style-name="odsStyleTableCell-205fd1f29b589a622113b4c3e1639ee5" office:value-type="string">
            <text:p>5.08261</text:p>
          </table:table-cell>
          <table:table-cell table:style-name="odsStyleTableCell-205fd1f29b589a622113b4c3e1639ee5" office:value-type="string">
            <text:p>1.34970</text:p>
          </table:table-cell>
        </table:table-row>
        <table:table-row table:style-name="ro1">
          <table:table-cell table:style-name="odsStyleTableCell-d2e0381be84a8439695c33407242721a" office:value-type="string">
            <text:p>CHILE</text:p>
          </table:table-cell>
          <table:table-cell table:style-name="odsStyleTableCell-d2e0381be84a8439695c33407242721a" office:value-type="string">
            <text:p>PESO</text:p>
          </table:table-cell>
          <table:table-cell table:style-name="odsStyleTableCell-d2e0381be84a8439695c33407242721a" office:value-type="string">
            <text:p>CLP</text:p>
          </table:table-cell>
          <table:table-cell table:style-name="odsStyleTableCell-205fd1f29b589a622113b4c3e1639ee5" office:value-type="string">
            <text:p>0.00714</text:p>
          </table:table-cell>
          <table:table-cell table:style-name="odsStyleTableCell-205fd1f29b589a622113b4c3e1639ee5" office:value-type="string">
            <text:p>960.82000</text:p>
          </table:table-cell>
        </table:table-row>
        <table:table-row table:style-name="ro1">
          <table:table-cell table:style-name="odsStyleTableCell-d2e0381be84a8439695c33407242721a" office:value-type="string">
            <text:p>COLOMBIA</text:p>
          </table:table-cell>
          <table:table-cell table:style-name="odsStyleTableCell-d2e0381be84a8439695c33407242721a" office:value-type="string">
            <text:p>PESO</text:p>
          </table:table-cell>
          <table:table-cell table:style-name="odsStyleTableCell-d2e0381be84a8439695c33407242721a" office:value-type="string">
            <text:p>COP</text:p>
          </table:table-cell>
          <table:table-cell table:style-name="odsStyleTableCell-205fd1f29b589a622113b4c3e1639ee5" office:value-type="string">
            <text:p>0.00175</text:p>
          </table:table-cell>
          <table:table-cell table:style-name="odsStyleTableCell-205fd1f29b589a622113b4c3e1639ee5" office:value-type="string">
            <text:p>3,923.47000</text:p>
          </table:table-cell>
        </table:table-row>
        <table:table-row table:style-name="ro1">
          <table:table-cell table:style-name="odsStyleTableCell-d2e0381be84a8439695c33407242721a" office:value-type="string">
            <text:p>COREA DEL SUR</text:p>
          </table:table-cell>
          <table:table-cell table:style-name="odsStyleTableCell-d2e0381be84a8439695c33407242721a" office:value-type="string">
            <text:p>WON</text:p>
          </table:table-cell>
          <table:table-cell table:style-name="odsStyleTableCell-d2e0381be84a8439695c33407242721a" office:value-type="string">
            <text:p>KRW</text:p>
          </table:table-cell>
          <table:table-cell table:style-name="odsStyleTableCell-205fd1f29b589a622113b4c3e1639ee5" office:value-type="string">
            <text:p>0.00523</text:p>
          </table:table-cell>
          <table:table-cell table:style-name="odsStyleTableCell-205fd1f29b589a622113b4c3e1639ee5" office:value-type="string">
            <text:p>1,310.80000</text:p>
          </table:table-cell>
        </table:table-row>
        <table:table-row table:style-name="ro1">
          <table:table-cell table:style-name="odsStyleTableCell-d2e0381be84a8439695c33407242721a" office:value-type="string">
            <text:p>COSTA RICA</text:p>
          </table:table-cell>
          <table:table-cell table:style-name="odsStyleTableCell-d2e0381be84a8439695c33407242721a" office:value-type="string">
            <text:p>COLON COSTARRICENSE</text:p>
          </table:table-cell>
          <table:table-cell table:style-name="odsStyleTableCell-d2e0381be84a8439695c33407242721a" office:value-type="string">
            <text:p>CRC</text:p>
          </table:table-cell>
          <table:table-cell table:style-name="odsStyleTableCell-205fd1f29b589a622113b4c3e1639ee5" office:value-type="string">
            <text:p>0.01347</text:p>
          </table:table-cell>
          <table:table-cell table:style-name="odsStyleTableCell-205fd1f29b589a622113b4c3e1639ee5" office:value-type="string">
            <text:p>509.24000</text:p>
          </table:table-cell>
        </table:table-row>
        <table:table-row table:style-name="ro1">
          <table:table-cell table:style-name="odsStyleTableCell-d2e0381be84a8439695c33407242721a" office:value-type="string">
            <text:p>REPUBLICA CHECA</text:p>
          </table:table-cell>
          <table:table-cell table:style-name="odsStyleTableCell-d2e0381be84a8439695c33407242721a" office:value-type="string">
            <text:p>CORONA CHECA</text:p>
          </table:table-cell>
          <table:table-cell table:style-name="odsStyleTableCell-d2e0381be84a8439695c33407242721a" office:value-type="string">
            <text:p>CZK</text:p>
          </table:table-cell>
          <table:table-cell table:style-name="odsStyleTableCell-205fd1f29b589a622113b4c3e1639ee5" office:value-type="string">
            <text:p>0.29621</text:p>
          </table:table-cell>
          <table:table-cell table:style-name="odsStyleTableCell-205fd1f29b589a622113b4c3e1639ee5" office:value-type="string">
            <text:p>23.15890</text:p>
          </table:table-cell>
        </table:table-row>
        <table:table-row table:style-name="ro1">
          <table:table-cell table:style-name="odsStyleTableCell-d2e0381be84a8439695c33407242721a" office:value-type="string">
            <text:p>DINAMARCA</text:p>
          </table:table-cell>
          <table:table-cell table:style-name="odsStyleTableCell-d2e0381be84a8439695c33407242721a" office:value-type="string">
            <text:p>CORONA</text:p>
          </table:table-cell>
          <table:table-cell table:style-name="odsStyleTableCell-d2e0381be84a8439695c33407242721a" office:value-type="string">
            <text:p>DKK</text:p>
          </table:table-cell>
          <table:table-cell table:style-name="odsStyleTableCell-205fd1f29b589a622113b4c3e1639ee5" office:value-type="string">
            <text:p>1.00480</text:p>
          </table:table-cell>
          <table:table-cell table:style-name="odsStyleTableCell-205fd1f29b589a622113b4c3e1639ee5" office:value-type="string">
            <text:p>6.82720</text:p>
          </table:table-cell>
        </table:table-row>
        <table:table-row table:style-name="ro1">
          <table:table-cell table:style-name="odsStyleTableCell-d2e0381be84a8439695c33407242721a" office:value-type="string">
            <text:p>ECUADOR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USD</text:p>
          </table:table-cell>
          <table:table-cell table:style-name="odsStyleTableCell-205fd1f29b589a622113b4c3e1639ee5" office:value-type="string">
            <text:p>6.86000</text:p>
          </table:table-cell>
          <table:table-cell table:style-name="odsStyleTableCell-205fd1f29b589a622113b4c3e1639ee5" office:value-type="string">
            <text:p>1.00000</text:p>
          </table:table-cell>
        </table:table-row>
        <table:table-row table:style-name="ro1">
          <table:table-cell table:style-name="odsStyleTableCell-d2e0381be84a8439695c33407242721a" office:value-type="string">
            <text:p>EMIRATOS ARABES</text:p>
          </table:table-cell>
          <table:table-cell table:style-name="odsStyleTableCell-d2e0381be84a8439695c33407242721a" office:value-type="string">
            <text:p>DIRHAM</text:p>
          </table:table-cell>
          <table:table-cell table:style-name="odsStyleTableCell-d2e0381be84a8439695c33407242721a" office:value-type="string">
            <text:p>AED</text:p>
          </table:table-cell>
          <table:table-cell table:style-name="odsStyleTableCell-205fd1f29b589a622113b4c3e1639ee5" office:value-type="string">
            <text:p>1.86773</text:p>
          </table:table-cell>
          <table:table-cell table:style-name="odsStyleTableCell-205fd1f29b589a622113b4c3e1639ee5" office:value-type="string">
            <text:p>3.67290</text:p>
          </table:table-cell>
        </table:table-row>
        <table:table-row table:style-name="ro1">
          <table:table-cell table:style-name="odsStyleTableCell-d2e0381be84a8439695c33407242721a" office:value-type="string">
            <text:p>FILIPINAS</text:p>
          </table:table-cell>
          <table:table-cell table:style-name="odsStyleTableCell-d2e0381be84a8439695c33407242721a" office:value-type="string">
            <text:p>PESO FILIPINO</text:p>
          </table:table-cell>
          <table:table-cell table:style-name="odsStyleTableCell-d2e0381be84a8439695c33407242721a" office:value-type="string">
            <text:p>PHP</text:p>
          </table:table-cell>
          <table:table-cell table:style-name="odsStyleTableCell-205fd1f29b589a622113b4c3e1639ee5" office:value-type="string">
            <text:p>0.12401</text:p>
          </table:table-cell>
          <table:table-cell table:style-name="odsStyleTableCell-205fd1f29b589a622113b4c3e1639ee5" office:value-type="string">
            <text:p>55.31900</text:p>
          </table:table-cell>
        </table:table-row>
        <table:table-row table:style-name="ro1">
          <table:table-cell table:style-name="odsStyleTableCell-d2e0381be84a8439695c33407242721a" office:value-type="string">
            <text:p>HAITÍ</text:p>
          </table:table-cell>
          <table:table-cell table:style-name="odsStyleTableCell-d2e0381be84a8439695c33407242721a" office:value-type="string">
            <text:p>GOURDE</text:p>
          </table:table-cell>
          <table:table-cell table:style-name="odsStyleTableCell-d2e0381be84a8439695c33407242721a" office:value-type="string">
            <text:p>HTG</text:p>
          </table:table-cell>
          <table:table-cell table:style-name="odsStyleTableCell-205fd1f29b589a622113b4c3e1639ee5" office:value-type="string">
            <text:p>0.05201</text:p>
          </table:table-cell>
          <table:table-cell table:style-name="odsStyleTableCell-205fd1f29b589a622113b4c3e1639ee5" office:value-type="string">
            <text:p>131.89000</text:p>
          </table:table-cell>
        </table:table-row>
        <table:table-row table:style-name="ro1">
          <table:table-cell table:style-name="odsStyleTableCell-d2e0381be84a8439695c33407242721a" office:value-type="string">
            <text:p>HONG KONG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HKD</text:p>
          </table:table-cell>
          <table:table-cell table:style-name="odsStyleTableCell-205fd1f29b589a622113b4c3e1639ee5" office:value-type="string">
            <text:p>0.87680</text:p>
          </table:table-cell>
          <table:table-cell table:style-name="odsStyleTableCell-205fd1f29b589a622113b4c3e1639ee5" office:value-type="string">
            <text:p>7.82390</text:p>
          </table:table-cell>
        </table:table-row>
        <table:table-row table:style-name="ro1">
          <table:table-cell table:style-name="odsStyleTableCell-d2e0381be84a8439695c33407242721a" office:value-type="string">
            <text:p>INDIA</text:p>
          </table:table-cell>
          <table:table-cell table:style-name="odsStyleTableCell-d2e0381be84a8439695c33407242721a" office:value-type="string">
            <text:p>RUPIA</text:p>
          </table:table-cell>
          <table:table-cell table:style-name="odsStyleTableCell-d2e0381be84a8439695c33407242721a" office:value-type="string">
            <text:p>INR</text:p>
          </table:table-cell>
          <table:table-cell table:style-name="odsStyleTableCell-205fd1f29b589a622113b4c3e1639ee5" office:value-type="string">
            <text:p>0.08288</text:p>
          </table:table-cell>
          <table:table-cell table:style-name="odsStyleTableCell-205fd1f29b589a622113b4c3e1639ee5" office:value-type="string">
            <text:p>82.77500</text:p>
          </table:table-cell>
        </table:table-row>
        <table:table-row table:style-name="ro1">
          <table:table-cell table:style-name="odsStyleTableCell-d2e0381be84a8439695c33407242721a" office:value-type="string">
            <text:p>INDONESIA</text:p>
          </table:table-cell>
          <table:table-cell table:style-name="odsStyleTableCell-d2e0381be84a8439695c33407242721a" office:value-type="string">
            <text:p>RUPIA INDONESIA</text:p>
          </table:table-cell>
          <table:table-cell table:style-name="odsStyleTableCell-d2e0381be84a8439695c33407242721a" office:value-type="string">
            <text:p>IDR</text:p>
          </table:table-cell>
          <table:table-cell table:style-name="odsStyleTableCell-205fd1f29b589a622113b4c3e1639ee5" office:value-type="string">
            <text:p>0.00044</text:p>
          </table:table-cell>
          <table:table-cell table:style-name="odsStyleTableCell-205fd1f29b589a622113b4c3e1639ee5" office:value-type="string">
            <text:p>15,590.00000</text:p>
          </table:table-cell>
        </table:table-row>
        <table:table-row table:style-name="ro1">
          <table:table-cell table:style-name="odsStyleTableCell-d2e0381be84a8439695c33407242721a" office:value-type="string">
            <text:p>ISRAEL</text:p>
          </table:table-cell>
          <table:table-cell table:style-name="odsStyleTableCell-d2e0381be84a8439695c33407242721a" office:value-type="string">
            <text:p>NUEVO SÉQUEL</text:p>
          </table:table-cell>
          <table:table-cell table:style-name="odsStyleTableCell-d2e0381be84a8439695c33407242721a" office:value-type="string">
            <text:p>ILS</text:p>
          </table:table-cell>
          <table:table-cell table:style-name="odsStyleTableCell-205fd1f29b589a622113b4c3e1639ee5" office:value-type="string">
            <text:p>1.87575</text:p>
          </table:table-cell>
          <table:table-cell table:style-name="odsStyleTableCell-205fd1f29b589a622113b4c3e1639ee5" office:value-type="string">
            <text:p>3.65720</text:p>
          </table:table-cell>
        </table:table-row>
        <table:table-row table:style-name="ro1">
          <table:table-cell table:style-name="odsStyleTableCell-d2e0381be84a8439695c33407242721a" office:value-type="string">
            <text:p>MALASIA</text:p>
          </table:table-cell>
          <table:table-cell table:style-name="odsStyleTableCell-d2e0381be84a8439695c33407242721a" office:value-type="string">
            <text:p>RINGGIT MALAYO</text:p>
          </table:table-cell>
          <table:table-cell table:style-name="odsStyleTableCell-d2e0381be84a8439695c33407242721a" office:value-type="string">
            <text:p>MYR</text:p>
          </table:table-cell>
          <table:table-cell table:style-name="odsStyleTableCell-205fd1f29b589a622113b4c3e1639ee5" office:value-type="string">
            <text:p>1.46634</text:p>
          </table:table-cell>
          <table:table-cell table:style-name="odsStyleTableCell-205fd1f29b589a622113b4c3e1639ee5" office:value-type="string">
            <text:p>4.67830</text:p>
          </table:table-cell>
        </table:table-row>
        <table:table-row table:style-name="ro1">
          <table:table-cell table:style-name="odsStyleTableCell-d2e0381be84a8439695c33407242721a" office:value-type="string">
            <text:p>MEXICO</text:p>
          </table:table-cell>
          <table:table-cell table:style-name="odsStyleTableCell-d2e0381be84a8439695c33407242721a" office:value-type="string">
            <text:p>PESO</text:p>
          </table:table-cell>
          <table:table-cell table:style-name="odsStyleTableCell-d2e0381be84a8439695c33407242721a" office:value-type="string">
            <text:p>MXN</text:p>
          </table:table-cell>
          <table:table-cell table:style-name="odsStyleTableCell-205fd1f29b589a622113b4c3e1639ee5" office:value-type="string">
            <text:p>0.40788</text:p>
          </table:table-cell>
          <table:table-cell table:style-name="odsStyleTableCell-205fd1f29b589a622113b4c3e1639ee5" office:value-type="string">
            <text:p>16.81870</text:p>
          </table:table-cell>
        </table:table-row>
        <table:table-row table:style-name="ro1">
          <table:table-cell table:style-name="odsStyleTableCell-d2e0381be84a8439695c33407242721a" office:value-type="string">
            <text:p>NORUEGA</text:p>
          </table:table-cell>
          <table:table-cell table:style-name="odsStyleTableCell-d2e0381be84a8439695c33407242721a" office:value-type="string">
            <text:p>CORONA</text:p>
          </table:table-cell>
          <table:table-cell table:style-name="odsStyleTableCell-d2e0381be84a8439695c33407242721a" office:value-type="string">
            <text:p>NOK</text:p>
          </table:table-cell>
          <table:table-cell table:style-name="odsStyleTableCell-205fd1f29b589a622113b4c3e1639ee5" office:value-type="string">
            <text:p>0.65181</text:p>
          </table:table-cell>
          <table:table-cell table:style-name="odsStyleTableCell-205fd1f29b589a622113b4c3e1639ee5" office:value-type="string">
            <text:p>10.52460</text:p>
          </table:table-cell>
        </table:table-row>
        <table:table-row table:style-name="ro1">
          <table:table-cell table:style-name="odsStyleTableCell-d2e0381be84a8439695c33407242721a" office:value-type="string">
            <text:p>PANAMÁ</text:p>
          </table:table-cell>
          <table:table-cell table:style-name="odsStyleTableCell-d2e0381be84a8439695c33407242721a" office:value-type="string">
            <text:p>BALBOA</text:p>
          </table:table-cell>
          <table:table-cell table:style-name="odsStyleTableCell-d2e0381be84a8439695c33407242721a" office:value-type="string">
            <text:p>PAB</text:p>
          </table:table-cell>
          <table:table-cell table:style-name="odsStyleTableCell-205fd1f29b589a622113b4c3e1639ee5" office:value-type="string">
            <text:p>6.86000</text:p>
          </table:table-cell>
          <table:table-cell table:style-name="odsStyleTableCell-205fd1f29b589a622113b4c3e1639ee5" office:value-type="string">
            <text:p>1.00000</text:p>
          </table:table-cell>
        </table:table-row>
        <table:table-row table:style-name="ro1">
          <table:table-cell table:style-name="odsStyleTableCell-d2e0381be84a8439695c33407242721a" office:value-type="string">
            <text:p>PARAGUAY</text:p>
          </table:table-cell>
          <table:table-cell table:style-name="odsStyleTableCell-d2e0381be84a8439695c33407242721a" office:value-type="string">
            <text:p>GUARANI</text:p>
          </table:table-cell>
          <table:table-cell table:style-name="odsStyleTableCell-d2e0381be84a8439695c33407242721a" office:value-type="string">
            <text:p>PYG</text:p>
          </table:table-cell>
          <table:table-cell table:style-name="odsStyleTableCell-205fd1f29b589a622113b4c3e1639ee5" office:value-type="string">
            <text:p>0.00094</text:p>
          </table:table-cell>
          <table:table-cell table:style-name="odsStyleTableCell-205fd1f29b589a622113b4c3e1639ee5" office:value-type="string">
            <text:p>7,298.10000</text:p>
          </table:table-cell>
        </table:table-row>
        <table:table-row table:style-name="ro1">
          <table:table-cell table:style-name="odsStyleTableCell-d2e0381be84a8439695c33407242721a" office:value-type="string">
            <text:p>PERU</text:p>
          </table:table-cell>
          <table:table-cell table:style-name="odsStyleTableCell-d2e0381be84a8439695c33407242721a" office:value-type="string">
            <text:p>NUEVO SOL</text:p>
          </table:table-cell>
          <table:table-cell table:style-name="odsStyleTableCell-d2e0381be84a8439695c33407242721a" office:value-type="string">
            <text:p>PEN</text:p>
          </table:table-cell>
          <table:table-cell table:style-name="odsStyleTableCell-205fd1f29b589a622113b4c3e1639ee5" office:value-type="string">
            <text:p>1.86307</text:p>
          </table:table-cell>
          <table:table-cell table:style-name="odsStyleTableCell-205fd1f29b589a622113b4c3e1639ee5" office:value-type="string">
            <text:p>3.68210</text:p>
          </table:table-cell>
        </table:table-row>
        <table:table-row table:style-name="ro1">
          <table:table-cell table:style-name="odsStyleTableCell-d2e0381be84a8439695c33407242721a" office:value-type="string">
            <text:p>REINO UNIDO</text:p>
          </table:table-cell>
          <table:table-cell table:style-name="odsStyleTableCell-d2e0381be84a8439695c33407242721a" office:value-type="string">
            <text:p>LIBRA</text:p>
          </table:table-cell>
          <table:table-cell table:style-name="odsStyleTableCell-d2e0381be84a8439695c33407242721a" office:value-type="string">
            <text:p>GBP</text:p>
          </table:table-cell>
          <table:table-cell table:style-name="odsStyleTableCell-205fd1f29b589a622113b4c3e1639ee5" office:value-type="string">
            <text:p>8.77260</text:p>
          </table:table-cell>
          <table:table-cell table:style-name="odsStyleTableCell-205fd1f29b589a622113b4c3e1639ee5" office:value-type="string">
            <text:p>0.78198</text:p>
          </table:table-cell>
        </table:table-row>
        <table:table-row table:style-name="ro1">
          <table:table-cell table:style-name="odsStyleTableCell-d2e0381be84a8439695c33407242721a" office:value-type="string">
            <text:p>REPÚBLICA DOMINICANA</text:p>
          </table:table-cell>
          <table:table-cell table:style-name="odsStyleTableCell-d2e0381be84a8439695c33407242721a" office:value-type="string">
            <text:p>PESO DOMINICANO</text:p>
          </table:table-cell>
          <table:table-cell table:style-name="odsStyleTableCell-d2e0381be84a8439695c33407242721a" office:value-type="string">
            <text:p>DOP</text:p>
          </table:table-cell>
          <table:table-cell table:style-name="odsStyleTableCell-205fd1f29b589a622113b4c3e1639ee5" office:value-type="string">
            <text:p>0.11611</text:p>
          </table:table-cell>
          <table:table-cell table:style-name="odsStyleTableCell-205fd1f29b589a622113b4c3e1639ee5" office:value-type="string">
            <text:p>59.08100</text:p>
          </table:table-cell>
        </table:table-row>
        <table:table-row table:style-name="ro1">
          <table:table-cell table:style-name="odsStyleTableCell-d2e0381be84a8439695c33407242721a" office:value-type="string">
            <text:p>REP.POPULAR CHINA</text:p>
          </table:table-cell>
          <table:table-cell table:style-name="odsStyleTableCell-d2e0381be84a8439695c33407242721a" office:value-type="string">
            <text:p>YUAN RENMINBI OFFSHORE</text:p>
          </table:table-cell>
          <table:table-cell table:style-name="odsStyleTableCell-d2e0381be84a8439695c33407242721a" office:value-type="string">
            <text:p>CNH</text:p>
          </table:table-cell>
          <table:table-cell table:style-name="odsStyleTableCell-205fd1f29b589a622113b4c3e1639ee5" office:value-type="string">
            <text:p>0.95445</text:p>
          </table:table-cell>
          <table:table-cell table:style-name="odsStyleTableCell-205fd1f29b589a622113b4c3e1639ee5" office:value-type="string">
            <text:p>7.18740</text:p>
          </table:table-cell>
        </table:table-row>
        <table:table-row table:style-name="ro1">
          <table:table-cell table:style-name="odsStyleTableCell-d2e0381be84a8439695c33407242721a" office:value-type="string">
            <text:p>RUSIA</text:p>
          </table:table-cell>
          <table:table-cell table:style-name="odsStyleTableCell-d2e0381be84a8439695c33407242721a" office:value-type="string">
            <text:p>RUBLO RUSO</text:p>
          </table:table-cell>
          <table:table-cell table:style-name="odsStyleTableCell-d2e0381be84a8439695c33407242721a" office:value-type="string">
            <text:p>RUB</text:p>
          </table:table-cell>
          <table:table-cell table:style-name="odsStyleTableCell-205fd1f29b589a622113b4c3e1639ee5" office:value-type="string">
            <text:p>0.07477</text:p>
          </table:table-cell>
          <table:table-cell table:style-name="odsStyleTableCell-205fd1f29b589a622113b4c3e1639ee5" office:value-type="string">
            <text:p>91.75410</text:p>
          </table:table-cell>
        </table:table-row>
        <table:table-row table:style-name="ro1">
          <table:table-cell table:style-name="odsStyleTableCell-d2e0381be84a8439695c33407242721a" office:value-type="string">
            <text:p>SINGAPUR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SGD</text:p>
          </table:table-cell>
          <table:table-cell table:style-name="odsStyleTableCell-205fd1f29b589a622113b4c3e1639ee5" office:value-type="string">
            <text:p>5.14822</text:p>
          </table:table-cell>
          <table:table-cell table:style-name="odsStyleTableCell-205fd1f29b589a622113b4c3e1639ee5" office:value-type="string">
            <text:p>1.33250</text:p>
          </table:table-cell>
        </table:table-row>
        <table:table-row table:style-name="ro1">
          <table:table-cell table:style-name="odsStyleTableCell-d2e0381be84a8439695c33407242721a" office:value-type="string">
            <text:p>SUDÁFRICA</text:p>
          </table:table-cell>
          <table:table-cell table:style-name="odsStyleTableCell-d2e0381be84a8439695c33407242721a" office:value-type="string">
            <text:p>RAND</text:p>
          </table:table-cell>
          <table:table-cell table:style-name="odsStyleTableCell-d2e0381be84a8439695c33407242721a" office:value-type="string">
            <text:p>ZAR</text:p>
          </table:table-cell>
          <table:table-cell table:style-name="odsStyleTableCell-205fd1f29b589a622113b4c3e1639ee5" office:value-type="string">
            <text:p>0.36768</text:p>
          </table:table-cell>
          <table:table-cell table:style-name="odsStyleTableCell-205fd1f29b589a622113b4c3e1639ee5" office:value-type="string">
            <text:p>18.65760</text:p>
          </table:table-cell>
        </table:table-row>
        <table:table-row table:style-name="ro1">
          <table:table-cell table:style-name="odsStyleTableCell-d2e0381be84a8439695c33407242721a" office:value-type="string">
            <text:p>SUECIA</text:p>
          </table:table-cell>
          <table:table-cell table:style-name="odsStyleTableCell-d2e0381be84a8439695c33407242721a" office:value-type="string">
            <text:p>CORONA</text:p>
          </table:table-cell>
          <table:table-cell table:style-name="odsStyleTableCell-d2e0381be84a8439695c33407242721a" office:value-type="string">
            <text:p>SEK</text:p>
          </table:table-cell>
          <table:table-cell table:style-name="odsStyleTableCell-205fd1f29b589a622113b4c3e1639ee5" office:value-type="string">
            <text:p>0.67012</text:p>
          </table:table-cell>
          <table:table-cell table:style-name="odsStyleTableCell-205fd1f29b589a622113b4c3e1639ee5" office:value-type="string">
            <text:p>10.23690</text:p>
          </table:table-cell>
        </table:table-row>
        <table:table-row table:style-name="ro1">
          <table:table-cell table:style-name="odsStyleTableCell-d2e0381be84a8439695c33407242721a" office:value-type="string">
            <text:p>SUIZA</text:p>
          </table:table-cell>
          <table:table-cell table:style-name="odsStyleTableCell-d2e0381be84a8439695c33407242721a" office:value-type="string">
            <text:p>FRANCO</text:p>
          </table:table-cell>
          <table:table-cell table:style-name="odsStyleTableCell-d2e0381be84a8439695c33407242721a" office:value-type="string">
            <text:p>CHF</text:p>
          </table:table-cell>
          <table:table-cell table:style-name="odsStyleTableCell-205fd1f29b589a622113b4c3e1639ee5" office:value-type="string">
            <text:p>7.81054</text:p>
          </table:table-cell>
          <table:table-cell table:style-name="odsStyleTableCell-205fd1f29b589a622113b4c3e1639ee5" office:value-type="string">
            <text:p>0.87830</text:p>
          </table:table-cell>
        </table:table-row>
        <table:table-row table:style-name="ro1">
          <table:table-cell table:style-name="odsStyleTableCell-d2e0381be84a8439695c33407242721a" office:value-type="string">
            <text:p>TAILANDIA</text:p>
          </table:table-cell>
          <table:table-cell table:style-name="odsStyleTableCell-d2e0381be84a8439695c33407242721a" office:value-type="string">
            <text:p>THAI BAHT</text:p>
          </table:table-cell>
          <table:table-cell table:style-name="odsStyleTableCell-d2e0381be84a8439695c33407242721a" office:value-type="string">
            <text:p>THB</text:p>
          </table:table-cell>
          <table:table-cell table:style-name="odsStyleTableCell-205fd1f29b589a622113b4c3e1639ee5" office:value-type="string">
            <text:p>0.19189</text:p>
          </table:table-cell>
          <table:table-cell table:style-name="odsStyleTableCell-205fd1f29b589a622113b4c3e1639ee5" office:value-type="string">
            <text:p>35.74900</text:p>
          </table:table-cell>
        </table:table-row>
        <table:table-row table:style-name="ro1">
          <table:table-cell table:style-name="odsStyleTableCell-d2e0381be84a8439695c33407242721a" office:value-type="string">
            <text:p>TAIWAN</text:p>
          </table:table-cell>
          <table:table-cell table:style-name="odsStyleTableCell-d2e0381be84a8439695c33407242721a" office:value-type="string">
            <text:p>DÓLAR</text:p>
          </table:table-cell>
          <table:table-cell table:style-name="odsStyleTableCell-d2e0381be84a8439695c33407242721a" office:value-type="string">
            <text:p>TWD</text:p>
          </table:table-cell>
          <table:table-cell table:style-name="odsStyleTableCell-205fd1f29b589a622113b4c3e1639ee5" office:value-type="string">
            <text:p>0.21836</text:p>
          </table:table-cell>
          <table:table-cell table:style-name="odsStyleTableCell-205fd1f29b589a622113b4c3e1639ee5" office:value-type="string">
            <text:p>31.41600</text:p>
          </table:table-cell>
        </table:table-row>
        <table:table-row table:style-name="ro1">
          <table:table-cell table:style-name="odsStyleTableCell-d2e0381be84a8439695c33407242721a" office:value-type="string">
            <text:p>TÚNEZ</text:p>
          </table:table-cell>
          <table:table-cell table:style-name="odsStyleTableCell-d2e0381be84a8439695c33407242721a" office:value-type="string">
            <text:p>DINAR TUNECINO</text:p>
          </table:table-cell>
          <table:table-cell table:style-name="odsStyleTableCell-d2e0381be84a8439695c33407242721a" office:value-type="string">
            <text:p>TND</text:p>
          </table:table-cell>
          <table:table-cell table:style-name="odsStyleTableCell-205fd1f29b589a622113b4c3e1639ee5" office:value-type="string">
            <text:p>2.21490</text:p>
          </table:table-cell>
          <table:table-cell table:style-name="odsStyleTableCell-205fd1f29b589a622113b4c3e1639ee5" office:value-type="string">
            <text:p>3.09720</text:p>
          </table:table-cell>
        </table:table-row>
        <table:table-row table:style-name="ro1">
          <table:table-cell table:style-name="odsStyleTableCell-d2e0381be84a8439695c33407242721a" office:value-type="string">
            <text:p>TURQUÍA</text:p>
          </table:table-cell>
          <table:table-cell table:style-name="odsStyleTableCell-d2e0381be84a8439695c33407242721a" office:value-type="string">
            <text:p>LIRA TURCA</text:p>
          </table:table-cell>
          <table:table-cell table:style-name="odsStyleTableCell-d2e0381be84a8439695c33407242721a" office:value-type="string">
            <text:p>TRY</text:p>
          </table:table-cell>
          <table:table-cell table:style-name="odsStyleTableCell-205fd1f29b589a622113b4c3e1639ee5" office:value-type="string">
            <text:p>0.21397</text:p>
          </table:table-cell>
          <table:table-cell table:style-name="odsStyleTableCell-205fd1f29b589a622113b4c3e1639ee5" office:value-type="string">
            <text:p>32.06030</text:p>
          </table:table-cell>
        </table:table-row>
        <table:table-row table:style-name="ro1">
          <table:table-cell table:style-name="odsStyleTableCell-d2e0381be84a8439695c33407242721a" office:value-type="string">
            <text:p>URUGUAY</text:p>
          </table:table-cell>
          <table:table-cell table:style-name="odsStyleTableCell-d2e0381be84a8439695c33407242721a" office:value-type="string">
            <text:p>PESO</text:p>
          </table:table-cell>
          <table:table-cell table:style-name="odsStyleTableCell-d2e0381be84a8439695c33407242721a" office:value-type="string">
            <text:p>UYU</text:p>
          </table:table-cell>
          <table:table-cell table:style-name="odsStyleTableCell-205fd1f29b589a622113b4c3e1639ee5" office:value-type="string">
            <text:p>0.17685</text:p>
          </table:table-cell>
          <table:table-cell table:style-name="odsStyleTableCell-205fd1f29b589a622113b4c3e1639ee5" office:value-type="string">
            <text:p>38.79000</text:p>
          </table:table-cell>
        </table:table-row>
        <table:table-row table:style-name="ro1">
          <table:table-cell table:style-name="odsStyleTableCell-d2e0381be84a8439695c33407242721a" office:value-type="string">
            <text:p>VENEZUELA</text:p>
          </table:table-cell>
          <table:table-cell table:style-name="odsStyleTableCell-d2e0381be84a8439695c33407242721a" office:value-type="string">
            <text:p>BOLIVAR DIGITAL</text:p>
          </table:table-cell>
          <table:table-cell table:style-name="odsStyleTableCell-d2e0381be84a8439695c33407242721a" office:value-type="string">
            <text:p>VES</text:p>
          </table:table-cell>
          <table:table-cell table:style-name="odsStyleTableCell-205fd1f29b589a622113b4c3e1639ee5" office:value-type="string">
            <text:p>0.18985</text:p>
          </table:table-cell>
          <table:table-cell table:style-name="odsStyleTableCell-205fd1f29b589a622113b4c3e1639ee5" office:value-type="string">
            <text:p>36.13340</text:p>
          </table:table-cell>
        </table:table-row>
        <table:table-row table:style-name="ro1">
          <table:table-cell table:style-name="odsStyleTableCell-d2e0381be84a8439695c33407242721a" office:value-type="string">
            <text:p>VIETNAM</text:p>
          </table:table-cell>
          <table:table-cell table:style-name="odsStyleTableCell-d2e0381be84a8439695c33407242721a" office:value-type="string">
            <text:p>DONG</text:p>
          </table:table-cell>
          <table:table-cell table:style-name="odsStyleTableCell-d2e0381be84a8439695c33407242721a" office:value-type="string">
            <text:p>VND</text:p>
          </table:table-cell>
          <table:table-cell table:style-name="odsStyleTableCell-205fd1f29b589a622113b4c3e1639ee5" office:value-type="string">
            <text:p>0.00028</text:p>
          </table:table-cell>
          <table:table-cell table:style-name="odsStyleTableCell-205fd1f29b589a622113b4c3e1639ee5" office:value-type="string">
            <text:p>24,644.30000</text:p>
          </table:table-cell>
        </table:table-row>
        <table:table-row table:style-name="ro1">
          <table:table-cell table:style-name="odsStyleTableCell-d2e0381be84a8439695c33407242721a" office:value-type="string">
            <text:p/>
          </table:table-cell>
          <table:table-cell table:style-name="odsStyleTableCell-d2e0381be84a8439695c33407242721a" office:value-type="string">
            <text:p>DERECHO ESPECIAL DE GIRO</text:p>
          </table:table-cell>
          <table:table-cell table:style-name="odsStyleTableCell-d2e0381be84a8439695c33407242721a" office:value-type="string">
            <text:p>USD/D.E.G.</text:p>
          </table:table-cell>
          <table:table-cell table:style-name="odsStyleTableCell-205fd1f29b589a622113b4c3e1639ee5" office:value-type="string">
            <text:p/>
          </table:table-cell>
          <table:table-cell table:style-name="odsStyleTableCell-205fd1f29b589a622113b4c3e1639ee5" office:value-type="string">
            <text:p>1.33466</text:p>
          </table:table-cell>
        </table:table-row>
        <table:table-row table:style-name="ro1">
          <table:table-cell table:style-name="odsStyleTableCell-d2e0381be84a8439695c33407242721a" office:value-type="string">
            <text:p/>
          </table:table-cell>
          <table:table-cell table:style-name="odsStyleTableCell-d2e0381be84a8439695c33407242721a" office:value-type="string">
            <text:p>UNIDAD DE FOMENTO DE VIVIENDA</text:p>
          </table:table-cell>
          <table:table-cell table:style-name="odsStyleTableCell-d2e0381be84a8439695c33407242721a" office:value-type="string">
            <text:p>Bs/UFV</text:p>
          </table:table-cell>
          <table:table-cell table:style-name="odsStyleTableCell-205fd1f29b589a622113b4c3e1639ee5" office:value-type="string">
            <text:p/>
          </table:table-cell>
          <table:table-cell table:style-name="odsStyleTableCell-205fd1f29b589a622113b4c3e1639ee5" office:value-type="string">
            <text:p>2.4841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e000227b7ec8af94312ab13582eb20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fe92db3f5d3453bdfa5dbe0a045b01f" office:value-type="string">
            <text:p> </text:p>
          </table:table-cell>
          <table:table-cell table:style-name="odsStyleTableCell-9fe92db3f5d3453bdfa5dbe0a045b01f" office:value-type="string">
            <text:p>UNIDAD MONETARIA</text:p>
          </table:table-cell>
          <table:table-cell table:style-name="odsStyleTableCell-9fe92db3f5d3453bdfa5dbe0a045b01f" office:value-type="string">
            <text:p>MONEDA</text:p>
          </table:table-cell>
          <table:table-cell table:style-name="odsStyleTableCell-9fe92db3f5d3453bdfa5dbe0a045b01f" office:value-type="string">
            <text:p>TIPO DE CAMBIO EN M.E.</text:p>
          </table:table-cell>
        </table:table-row>
        <table:table-row table:style-name="ro1">
          <table:table-cell table:style-name="odsStyleTableCell-d2e0381be84a8439695c33407242721a" office:value-type="string">
            <text:p>ORO</text:p>
          </table:table-cell>
          <table:table-cell table:style-name="odsStyleTableCell-d2e0381be84a8439695c33407242721a" office:value-type="string">
            <text:p>ONZA TROY ORO</text:p>
          </table:table-cell>
          <table:table-cell table:style-name="odsStyleTableCell-d2e0381be84a8439695c33407242721a" office:value-type="string">
            <text:p>USD./O.T.F.</text:p>
          </table:table-cell>
          <table:table-cell table:style-name="odsStyleTableCell-205fd1f29b589a622113b4c3e1639ee5" office:value-type="string">
            <text:p>2,156.09000</text:p>
          </table:table-cell>
        </table:table-row>
        <table:table-row table:style-name="ro1">
          <table:table-cell table:style-name="odsStyleTableCell-d2e0381be84a8439695c33407242721a" office:value-type="string">
            <text:p>PLATA</text:p>
          </table:table-cell>
          <table:table-cell table:style-name="odsStyleTableCell-d2e0381be84a8439695c33407242721a" office:value-type="string">
            <text:p>ONZA TROY PLATA</text:p>
          </table:table-cell>
          <table:table-cell table:style-name="odsStyleTableCell-d2e0381be84a8439695c33407242721a" office:value-type="string">
            <text:p>USD./O.T.F.</text:p>
          </table:table-cell>
          <table:table-cell table:style-name="odsStyleTableCell-205fd1f29b589a622113b4c3e1639ee5" office:value-type="string">
            <text:p>24.13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e000227b7ec8af94312ab13582eb20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fe92db3f5d3453bdfa5dbe0a045b01f" office:value-type="string">
            <text:p> </text:p>
          </table:table-cell>
          <table:table-cell table:style-name="odsStyleTableCell-9fe92db3f5d3453bdfa5dbe0a045b01f" office:value-type="string">
            <text:p>1 MES</text:p>
          </table:table-cell>
          <table:table-cell table:style-name="odsStyleTableCell-9fe92db3f5d3453bdfa5dbe0a045b01f" office:value-type="string">
            <text:p>3 MESES</text:p>
          </table:table-cell>
          <table:table-cell table:style-name="odsStyleTableCell-9fe92db3f5d3453bdfa5dbe0a045b01f" office:value-type="string">
            <text:p>6 MESES</text:p>
          </table:table-cell>
        </table:table-row>
        <table:table-row table:style-name="ro1">
          <table:table-cell table:style-name="odsStyleTableCell-b456bb3de236457baa17850e098ce82b" office:value-type="string">
            <text:p>TASA LIBOR(USD)</text:p>
          </table:table-cell>
          <table:table-cell table:style-name="odsStyleTableCell-205fd1f29b589a622113b4c3e1639ee5" office:value-type="string">
            <text:p>5.44</text:p>
          </table:table-cell>
          <table:table-cell table:style-name="odsStyleTableCell-205fd1f29b589a622113b4c3e1639ee5" office:value-type="string">
            <text:p>5.59</text:p>
          </table:table-cell>
          <table:table-cell table:style-name="odsStyleTableCell-205fd1f29b589a622113b4c3e1639ee5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2e0381be84a8439695c33407242721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4</meta:creation-date>
    <meta:generator>ods générator</meta:generator>
    <dc:date>2024-10-18T20:18:44</dc:date>
    <meta:editing-duration>PT1S</meta:editing-duration>
    <meta:editing-cycles>1</meta:editing-cycles>
    <meta:document-statistic meta:table-count="1" meta:cell-count="4" meta:object-count="0"/>
  </office:meta>
</office:document-meta>
</file>